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Printer.printMap( Map &lt; ? , ? &gt; 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Printer.print( final Object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ValuePrin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rin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Printer.descriptionOf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Print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Printer.Value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Printer.printValues( String start , String separator , String end , Iterator &lt; ? &gt;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uePrinter.printChar( char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